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4d4d4f" style:font-name="Helvetica Neue" fo:font-size="13.5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4d4d4f" style:font-name="Helvetica Neue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4d4d4f" style:font-name="Helvetica Neue" fo:font-size="13.5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4d4d4f" style:font-name="Helvetica Neue" fo:font-size="13.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officeooo:rsid="000c586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bm<text:span text:style-name="T2">i</text:span>ssion Information</text:p>
      <text:p text:style-name="P3">Deadline: June 1, 2018</text:p>
      <text:p text:style-name="P3">Notification by: June 9, 2018.</text:p>
      <text:p text:style-name="P3">Authorship: Authors must be undergraduate students. Submissions may have multiple authors.</text:p>
      <text:p text:style-name="P3">Abstract format: Abstracts should be a maximum of 500 words in PDF format. Want to be extra fancy? Submit a 30 second video of your research to get featured on our social media!</text:p>
      <text:p text:style-name="P3">Abstracts should describe:</text:p>
      <text:list xml:id="list3105552652759929765" text:style-name="L1">
        <text:list-item>
          <text:p text:style-name="P4">Author name and their affiliations (if any)</text:p>
        </text:list-item>
        <text:list-item>
          <text:p text:style-name="P5">The research problem and motivation for the work</text:p>
        </text:list-item>
        <text:list-item>
          <text:p text:style-name="P5">Background and related work</text:p>
        </text:list-item>
        <text:list-item>
          <text:p text:style-name="P5">Research approach</text:p>
        </text:list-item>
        <text:list-item>
          <text:p text:style-name="P5">Novelty of the research</text:p>
        </text:list-item>
        <text:list-item>
          <text:p text:style-name="P5">Results and contributions (if applicable)</text:p>
        </text:list-item>
      </text:list>
      <text:p text:style-name="P3"><text:span text:style-name="T1">Note</text:span>: Please bear in mind your audience. While you may assume that those reading your abstract are coming from a computer science background, they may not be familiar with terminology specific to your sub-discipline.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0:35:25.876864225</meta:creation-date>
    <dc:date>2018-05-25T20:36:13.991089421</dc:date>
    <meta:editing-duration>PT49S</meta:editing-duration>
    <meta:editing-cycles>1</meta:editing-cycles>
    <meta:document-statistic meta:table-count="0" meta:image-count="0" meta:object-count="0" meta:page-count="1" meta:paragraph-count="14" meta:word-count="128" meta:character-count="789" meta:non-whitespace-character-count="679"/>
    <meta:generator>LibreOffice/5.1.6.2$Linux_X86_64 LibreOffice_project/10m0$Build-2</meta:generator>
  </office:meta>
</office:document-meta>
</file>